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90 - mens. 08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304 - mens. 09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0-14" calcext:value-type="date">
            <text:p>14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8 - mens. 10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13332 - mens. 1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2-10" calcext:value-type="date">
            <text:p>10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13346 - mens. 1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6-01-12" calcext:value-type="date">
            <text:p>12/01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NF 13360 - mens. 01/2026</text:p>
          </table:table-cell>
          <table:table-cell table:style-name="ce38" office:value-type="float" office:value="1200" calcext:value-type="float">
            <text:p>1.20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7" table:formula="of:=[.C8]-[.F8]" office:value-type="float" office:value="1200" calcext:value-type="float">
            <text:p>1.200,00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8])" office:value-type="float" office:value="1200" calcext:value-type="float">
            <text:p>1.200,00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6.571414247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6.5773233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2-02T14:30:27.080356787</dc:date>
    <dc:language>pt-PT</dc:language>
    <meta:editing-cycles>662</meta:editing-cycles>
    <meta:editing-duration>P1DT5H4M</meta:editing-duration>
    <meta:print-date>2020-06-16T10:17:24.261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